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lv" fo:country="LV"/>
    </style:style>
    <style:style style:name="P2" style:family="paragraph" style:parent-style-name="Standard" style:list-style-name="L1">
      <style:text-properties fo:language="lv" fo:country="LV"/>
    </style:style>
    <style:style style:name="P3" style:family="paragraph" style:parent-style-name="Standard" style:list-style-name="L1" style:master-page-name="">
      <style:paragraph-properties style:page-number="auto"/>
      <style:text-properties fo:language="lv" fo:country="LV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1cm" fo:text-indent="-0.635cm" fo:margin-left="1.9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56cm" fo:text-indent="-0.635cm" fo:margin-left="2.5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91cm" fo:text-indent="-0.635cm" fo:margin-left="3.1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26cm" fo:text-indent="-0.635cm" fo:margin-left="3.8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61cm" fo:text-indent="-0.635cm" fo:margin-left="4.4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96cm" fo:text-indent="-0.635cm" fo:margin-left="5.0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31cm" fo:text-indent="-0.635cm" fo:margin-left="5.7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66cm" fo:text-indent="-0.635cm" fo:margin-left="6.3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635cm" fo:margin-left="7.0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36cm" fo:text-indent="-0.635cm" fo:margin-left="7.63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zdevumu sarakts:</text:p>
      <text:list xml:id="list1406373408325097178" text:style-name="L1">
        <text:list-item>
          <text:p text:style-name="P3">DB izstrāde</text:p>
          <text:list>
            <text:list-item>
              <text:p text:style-name="P2">Izveidot GIT repozitoriju.</text:p>
            </text:list-item>
            <text:list-item>
              <text:p text:style-name="P2">Izveidot nepieciešmos entītiju modeļus.</text:p>
            </text:list-item>
          </text:list>
        </text:list-item>
        <text:list-item>
          <text:p text:style-name="P2">Lietotāju atorizācijas un atentifikācijas pievienošana</text:p>
          <text:list>
            <text:list-item>
              <text:p text:style-name="P2">Iepazīties un veikt implementāciju pēc dotā piemērā API projektā.</text:p>
            </text:list-item>
            <text:list-item>
              <text:p text:style-name="P2">Izveidot tukšu frontend projektu, pievienot 'login', 'register' un 'home' lapas.</text:p>
            </text:list-item>
          </text:list>
        </text:list-item>
        <text:list-item>
          <text:p text:style-name="P2">Iestatījumu CRUD izveide</text:p>
          <text:list>
            <text:list-item>
              <text:p text:style-name="P2">Izveidot konstantes ar iestatījumu nosaukumiem DB.</text:p>
            </text:list-item>
            <text:list-item>
              <text:p text:style-name="P2">Izveidot kontrolieri ar endpointiem, kas ļaus ievadīt un rediģēt iestatijumus.</text:p>
            </text:list-item>
            <text:list-item>
              <text:p text:style-name="P2">Izveidot iestatijumu lapu fronted projektā.</text:p>
            </text:list-item>
          </text:list>
        </text:list-item>
        <text:list-item>
          <text:p text:style-name="P2">Failu augšupielāde</text:p>
          <text:list>
            <text:list-item>
              <text:p text:style-name="P2">Pievienot servisu, kas ļaus auģsupielādēt un nolasīt failus no Azure Blob Storage.</text:p>
            </text:list-item>
            <text:list-item>
              <text:p text:style-name="P2">Pievienot kontrolieri ar enpointiem, kas ļaus augšupielādēt un lejupielādēt failus, saņemt failu sarakstu, dzēst failus.</text:p>
            </text:list-item>
            <text:list-item>
              <text:p text:style-name="P2"><text:s/>Izveidot lapu fronted projektā, kurā varēs apskatīt, dzēst un augšupielādēt failus.</text:p>
            </text:list-item>
            <text:list-item>
              <text:p text:style-name="P2">Iepazīties ar Magick.NET bibliotēku un pielietot to priekš attēlu attēlu mērogošanu, kad tas ir nepieciešam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5-04T13:05:57.30</meta:creation-date>
    <dc:date>2023-05-04T13:36:10.83</dc:date>
    <meta:editing-duration>PT14M52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16" meta:word-count="129" meta:character-count="941"/>
  </office:meta>
</office:document-meta>
</file>